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7000069D500007A9454F70196064D97A0.wmf" manifest:media-type="image/x-wmf"/>
  <manifest:file-entry manifest:full-path="Pictures/10000000000000C3000000A2818AF0D6B05F8B30.png" manifest:media-type="image/png"/>
  <manifest:file-entry manifest:full-path="Pictures/10000000000000C3000000A2BA5C1E3D43C2AE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5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16" style:family="paragraph" style:parent-style-name="Standard">
      <style:text-properties fo:language="ca" fo:country="ES" fo:background-color="#ffff00" style:language-complex="ar" style:country-complex="SA"/>
    </style:style>
    <style:style style:name="P17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 style:language-complex="ar" style:country-complex="SA"/>
    </style:style>
    <style:style style:name="P18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officeooo:paragraph-rsid="00d4e7dd" style:language-complex="ar" style:country-complex="SA"/>
    </style:style>
    <style:style style:name="P19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20" style:family="paragraph" style:parent-style-name="Standard">
      <style:text-properties fo:font-size="12pt" fo:language="ca" fo:country="ES" officeooo:paragraph-rsid="00e4bce9" style:font-size-asian="12pt" style:language-asian="zxx" style:country-asian="none" style:font-size-complex="12pt" style:language-complex="ar" style:country-complex="SA"/>
    </style:style>
    <style:style style:name="P21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22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23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24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25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6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27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officeooo:rsid="00e4bce9" officeooo:paragraph-rsid="00e4bce9" style:font-size-asian="11pt" style:font-weight-asian="bold" style:font-name-complex="Arial" style:font-size-complex="11pt" style:language-complex="ar" style:country-complex="SA" style:font-weight-complex="bold"/>
    </style:style>
    <style:style style:name="P2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d551b8" fo:background-color="transparent" style:font-name-asian="Times New Roman" style:font-size-asian="10pt" style:font-name-complex="Arial" style:font-size-complex="10pt" style:language-complex="ar" style:country-complex="SA"/>
    </style:style>
    <style:style style:name="P30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1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2" style:family="paragraph" style:parent-style-name="Standard" style:master-page-name="Standard">
      <loext:graphic-properties draw:fill="solid" draw:fill-color="#c0c0c0" draw:opacity="100%"/>
      <style:paragraph-properties fo:text-align="center" style:justify-single-word="false" style:page-number="auto" fo:background-color="#c0c0c0"/>
      <style:text-properties fo:language="ca" fo:country="ES" style:language-complex="ar" style:country-complex="SA"/>
    </style:style>
    <style:style style:name="P33" style:family="paragraph" style:parent-style-name="Heading_20_1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officeooo:paragraph-rsid="00e80478" style:language-complex="ar" style:country-complex="SA"/>
    </style:style>
    <style:style style:name="P34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35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" fo:font-size="8pt" fo:language="ca" fo:country="ES" style:font-size-asian="8pt"/>
    </style:style>
    <style:style style:name="T4" style:family="text">
      <style:text-properties style:font-name="Arial" fo:font-size="8pt" fo:language="ca" fo:country="ES" style:font-size-asian="8pt" style:font-name-complex="Arial" style:font-size-complex="8pt"/>
    </style:style>
    <style:style style:name="T5" style:family="text">
      <style:text-properties style:font-name="Arial" fo:font-size="8pt" fo:language="ca" fo:country="ES" fo:background-color="transparent" loext:char-shading-value="0" style:font-size-asian="8pt"/>
    </style:style>
    <style:style style:name="T6" style:family="text">
      <style:text-properties style:font-name="Arial" fo:font-size="8pt" style:font-size-asian="8pt" style:font-name-complex="Arial" style:font-size-complex="8pt"/>
    </style:style>
    <style:style style:name="T7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8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9" style:family="text">
      <style:text-properties style:font-name="Arial" fo:font-size="16pt" fo:font-weight="bold" officeooo:rsid="00e80478" fo:background-color="transparent" loext:char-shading-value="0" style:font-size-asian="16pt" style:font-weight-asian="bold" style:font-size-complex="16pt"/>
    </style:style>
    <style:style style:name="T10" style:family="text">
      <style:text-properties style:font-name="Arial" fo:font-size="16pt" fo:font-weight="bold" style:font-size-asian="16pt" style:font-weight-asian="bold" style:font-size-complex="16pt"/>
    </style:style>
    <style:style style:name="T11" style:family="text">
      <style:text-properties officeooo:rsid="00dd0b04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background-color="transparent" loext:char-shading-value="0" style:font-size-asian="16pt" style:font-size-complex="16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d5d910" style:font-style-asian="normal" style:font-style-complex="normal"/>
    </style:style>
    <style:style style:name="T17" style:family="text">
      <style:text-properties style:font-weight-complex="normal"/>
    </style:style>
    <style:style style:name="T18" style:family="text">
      <style:text-properties style:font-name="Arial Black" fo:font-size="24pt" fo:font-weight="bold" officeooo:rsid="00e2ee30" fo:background-color="transparent" loext:char-shading-value="0" style:font-size-asian="24pt" style:font-weight-asian="bold" style:font-size-complex="24pt" style:font-weight-complex="bold"/>
    </style:style>
    <style:style style:name="T19" style:family="text">
      <style:text-properties style:font-name="Arial Black" fo:font-size="24pt" fo:font-weight="bold" officeooo:rsid="00e4bce9" fo:background-color="transparent" loext:char-shading-value="0" style:font-size-asian="24pt" style:font-weight-asian="bold" style:font-size-complex="24pt" style:font-weight-complex="bold"/>
    </style:style>
    <style:style style:name="T20" style:family="text">
      <style:text-properties style:font-name="Arial Black" fo:font-size="24pt" fo:font-weight="bold" officeooo:rsid="00e7a10d" fo:background-color="transparent" loext:char-shading-value="0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10">CFG</text:span><text:span text:style-name="T8">S Administració de Sistemes Informàtics</text:span></text:p>
      <text:p text:style-name="P21">CFGS Desenvolupament d'Aplicacions Multiplataforma</text:p>
      <text:h text:style-name="P33" text:outline-level="1"><text:span text:style-name="T8">CFGS Desenvolupament d'Aplicacions </text:span><text:span text:style-name="T9">Web</text:span></text:h>
      <text:h text:style-name="P33" text:outline-level="1"><text:span text:style-name="T13">Mòdul 3</text:span><text:span text:style-name="T12"> – Programació bàsica</text:span></text:h>
      <text:h text:style-name="P35" text:outline-level="1">UF2 – <text:span text:style-name="T17">Programació modular</text:span></text:h>
      <text:p text:style-name="P18"><text:span text:style-name="T19">Document de resposta </text:span><text:span text:style-name="T18">de la tasca </text:span><text:span text:style-name="T20">2</text:span><text:span text:style-name="T18"> de l'activitat A407</text:span><text:span text:style-name="T7"> </text:span></text:p>
      <text:p text:style-name="P17"/>
      <text:p text:style-name="P24"/>
      <text:p text:style-name="P15"/>
      <text:p text:style-name="P19"/>
      <text:p text:style-name="P26">Forma i dates de lliurament</text:p>
      <text:p text:style-name="P16"/>
      <text:p text:style-name="P29">En cas que hagueu de lliurar diversos fitxers, comprimiu-los tots en un format <text:span text:style-name="T14">ZIP</text:span><text:span text:style-name="T15"> </text:span><text:span text:style-name="T16">incloeu aquest document prèviament omplert en el fitxer comprimit i lliureu-lo a la bústia de de lliuraments de la unitat 4 abans de la data límit. Intenteu respectar sempre la data recomanada.</text:span></text:p>
      <text:p text:style-name="P28"/>
      <text:p text:style-name="P25"/>
      <text:p text:style-name="P27">Resposta<text:bookmark-start text:name="__DdeLink__3243_1392924193"/></text:p>
      <text:h text:style-name="P34" text:outline-level="1"/>
      <text:p text:style-name="P20"><text:bookmark-end text:name="__DdeLink__3243_139292419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" fo:font-size="8pt" fo:language="ca" fo:country="ES" style:font-size-asian="8pt" style:font-name-complex="Arial" style:font-size-complex="8pt"/>
    </style:style>
    <style:style style:name="MT4" style:family="text">
      <style:text-properties style:font-name="Arial" fo:font-size="8pt" style:font-size-asian="8pt" style:font-name-complex="Arial" style:font-size-complex="8pt"/>
    </style:style>
    <style:style style:name="MT5" style:family="text">
      <style:text-properties officeooo:rsid="00dd0b04"/>
    </style:style>
    <style:style style:name="MT6" style:family="text">
      <style:text-properties style:font-name="Arial" fo:font-size="8pt" fo:language="ca" fo:country="ES" style:font-size-asian="8pt"/>
    </style:style>
    <style:style style:name="MT7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818AF0D6B05F8B30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span text:style-name="MT2">A401</text:span></text:p>
                  </table:table-cell>
                  <table:table-cell table:style-name="Taula1.A1" office:value-type="string">
                    <text:p text:style-name="MP6">Activitat A-401</text:p>
                  </table:table-cell>
                  <table:table-cell table:style-name="Taula1.B1.3.1" office:value-type="string" table:protected="true">
                    <text:p text:style-name="MP7"><text:span text:style-name="MT3">Pàgina </text:span><text:span text:style-name="MT4"><text:page-number text:select-page="current">1</text:page-number></text:span><text:span text:style-name="Page_20_Number"><text:span text:style-name="MT4"> de </text:span></text:span><text:span text:style-name="MT4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5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54F70196064D97A0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BA5C1E3D43C2AEF8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6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3">Pàgina </text:span><text:span text:style-name="MT4"><text:page-number text:select-page="current">0</text:page-number></text:span><text:span text:style-name="Page_20_Number"><text:span text:style-name="MT4"> de </text:span></text:span><text:span text:style-name="MT4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6">Lliurament: </text:span><text:bookmark-start text:name="__DdeLink__1857_984997732"/><text:span text:style-name="MT6">12</text:span><text:span text:style-name="MT7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 LibreOffice_project/00m0$Build-2</meta:generator>
    <meta:initial-creator>Pilar Bertrans</meta:initial-creator>
    <meta:creation-date>2011-07-26T20:32:45.570000000</meta:creation-date>
    <dc:language>es-ES</dc:language>
    <meta:editing-cycles>325</meta:editing-cycles>
    <meta:editing-duration>P5DT1H35M18S</meta:editing-duration>
    <dc:date>2016-03-14T14:51:27.068540407</dc:date>
    <meta:document-statistic meta:table-count="2" meta:image-count="3" meta:object-count="0" meta:page-count="1" meta:paragraph-count="26" meta:word-count="127" meta:character-count="858" meta:non-whitespace-character-count="752"/>
    <meta:user-defined meta:name="Info 1"/>
    <meta:user-defined meta:name="Info 2"/>
    <meta:user-defined meta:name="Info 3"/>
    <meta:user-defined meta:name="Info 4"/>
  </office:meta>
</office:document-meta>
</file>